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StateEx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Ex.reload( NodeState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deStateEx.createChildNode( Name name , Name nodeTypeName ,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StateEx.getOrCreatePropertyState( Name name , int type , boolean multiValu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odeStateEx.removeNode( Name name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StateEx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Ex.relo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StateEx.removeProperty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StateEx.getNode( Name name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StateEx.removeNode(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deStateEx.getPropertyValues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StateEx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StateEx.st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StateEx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Ex.hasNod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Ex.NodeStateEx( UpdatableItemStateManager stateMgr , NodeTypeRegistry ntReg , NodeState nodeState ,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StateEx.setPropertyValues( Name name , int type , InternalValue [ ] values , boolean multi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StateEx.setPropertyValue( Name name , Internal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Ex.store( NodeState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deStateEx.hasProperty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StateEx.getEffectiveNod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StateEx.addNode( Name nodeName , Name nodeTypeName , NodeId id , boolean reference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StateEx.removeNod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Ex.getChild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StateEx.ge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StateEx.setPropertyValues( Name name , int type , Internal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Ex.getPropertyValu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StateEx.copyFrom( PropertyImpl pro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